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master-page-name="">
      <style:paragraph-properties style:page-number="auto" fo:break-before="page"/>
    </style:style>
    <style:style style:name="P9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10" style:family="paragraph" style:parent-style-name="Standard">
      <style:paragraph-properties fo:margin-left="11.28cm" fo:margin-right="0cm" fo:text-indent="0cm" style:auto-text-inden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invoice in objects"&gt;</text:placeholder></text:p>
      <text:p text:style-name="P9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tate and invoice.invoice_address_state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5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date=True, language=(invoice.party.lang and invoice.party.lang.code or 'en_US')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3"><text:placeholder text:placeholder-type="text">&lt;(formatLang(line.quantity, language=(invoice.party.lang and invoice.party.lang.code or 'en_US')) + (line.unit and (' ' + line.unit.symbol) or '')) or ''&gt;</text:placeholder></text:p>
          </table:table-cell>
          <table:table-cell table:style-name="Table1.A5" office:value-type="string">
            <text:p text:style-name="P3"><text:placeholder text:placeholder-type="text">&lt;(formatLang(line.unit_price, language=(invoice.party.lang and invoice.party.lang.code or 'en_US')) + ' ' + invoice.currency.symbol) or ''&gt;</text:placeholder></text:p>
          </table:table-cell>
          <table:table-cell table:style-name="Table1.A5" office:value-type="string">
            <text:p text:style-name="P4"><text:placeholder text:placeholder-type="text">&lt;for each="tax in line.taxes"&gt;</text:placeholder></text:p>
            <text:p text:style-name="P4"><text:placeholder text:placeholder-type="text">&lt;tax.name&gt;</text:placeholder></text:p>
            <text:p text:style-name="P4"><text:placeholder text:placeholder-type="text">&lt;/for&gt;</text:placeholder></text:p>
          </table:table-cell>
          <table:table-cell table:style-name="Table1.A2" office:value-type="string">
            <text:p text:style-name="P3"><text:placeholder text:placeholder-type="text">&lt;(formatLang(line.amount, digits=invoice.currency.digits, language=(invoice.party.lang and invoice.party.lang.code or 'en_US')) + ' ' + invoice.currency.symbol) or ''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placeholder text:placeholder-type="text">&lt;(formatLang(line.amount, digits=invoice.currency.digits, language=(invoice.party.lang and invoice.party.lang.code or 'en_US')) + ' ' + invoic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3"><text:placeholder text:placeholder-type="text">&lt;formatLang(tax.base, digits=invoice.currency.digits, language=(invoice.party.lang and invoice.party.lang.code or 'en_US')) + ' ' + invoice.currency.symbol&gt;</text:placeholder></text:p>
                </table:table-cell>
                <table:table-cell table:style-name="Table3.A2" office:value-type="string">
                  <text:p text:style-name="P3"><text:placeholder text:placeholder-type="text">&lt;formatLang(tax.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invoice.untaxed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2" office:value-type="string">
                  <text:p text:style-name="P3"><text:placeholder text:placeholder-type="text">&lt;formatLang(invoice.tax_amount, digits=invoice.currency.digits, language=(invoice.party.lang and invoice.party.lang.code or 'en_US')) + ' ' + invoic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2" office:value-type="string">
                  <text:p text:style-name="P3"><text:placeholder text:placeholder-type="text">&lt;formatLang(invoice.total_amount, digits=invoice.currency.digits, language=(invoice.party.lang and invoice.party.lang.code or 'en_US')) + ' ' + invoic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date=True, language=(invoice.party.lang and invoice.party.lang.code or 'en_US'))&gt;</text:placeholder></text:p>
          </table:table-cell>
          <table:table-cell table:style-name="Table5.A3" office:value-type="string">
            <text:p text:style-name="P3"><text:placeholder text:placeholder-type="text">&lt;(line.amount_second_currency and formatLang(line.amount_second_currency, digits=invoice.currency.digits, language=(invoice.party.lang and invoice.party.lang.code or 'en_US')) or formatLang(line.debit - line.credit, digits=invoice.currency.digits, language=(invoice.party.lang and invoice.party.lang.code or 'en_US'))) + ' ' + invoice.currency.symbol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07-17T21:00:3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70" meta:word-count="21" meta:character-count="196"/>
  </office:meta>
</office:document-meta>
</file>